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15pt" officeooo:paragraph-rsid="0013816d" fo:background-color="#ffff00" style:font-size-asian="15pt" style:font-size-complex="15pt"/>
    </style:style>
    <style:style style:name="P2" style:family="paragraph" style:parent-style-name="Standard">
      <style:text-properties style:font-name="Arial1" fo:font-size="15pt" officeooo:paragraph-rsid="00080194" style:font-size-asian="15pt" style:font-size-complex="15pt"/>
    </style:style>
    <style:style style:name="P3" style:family="paragraph" style:parent-style-name="Standard">
      <style:text-properties style:font-name="Arial1" fo:font-size="15pt" officeooo:paragraph-rsid="0009a99e" style:font-size-asian="15pt" style:font-size-complex="15pt"/>
    </style:style>
    <style:style style:name="P4" style:family="paragraph" style:parent-style-name="Standard">
      <style:paragraph-properties style:writing-mode="lr-tb"/>
      <style:text-properties style:font-name="Arial1" fo:font-size="15pt" officeooo:paragraph-rsid="0011b71a" style:font-size-asian="15pt" style:font-size-complex="15pt"/>
    </style:style>
    <style:style style:name="P5" style:family="paragraph" style:parent-style-name="Standard">
      <style:paragraph-properties style:writing-mode="lr-tb"/>
      <style:text-properties style:font-name="Arial1" fo:font-size="15pt" officeooo:paragraph-rsid="0013816d" style:font-size-asian="15pt" style:font-size-complex="15pt"/>
    </style:style>
    <style:style style:name="P6" style:family="paragraph" style:parent-style-name="Standard">
      <style:text-properties style:font-name="Arial1" fo:font-size="15pt" officeooo:paragraph-rsid="00080194" fo:background-color="transparen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5b010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73a0c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1" fo:font-size="20pt" officeooo:paragraph-rsid="0015b010" style:font-size-asian="20pt" style:font-size-complex="20pt"/>
    </style:style>
    <style:style style:name="P10" style:family="paragraph" style:parent-style-name="Standard">
      <style:text-properties style:font-name="Arial1" fo:font-size="20pt" officeooo:paragraph-rsid="00173a0c" style:font-size-asian="20pt" style:font-size-complex="20pt"/>
    </style:style>
    <style:style style:name="P11" style:family="paragraph" style:parent-style-name="Standard">
      <style:text-properties fo:color="#c9211e" loext:opacity="100%" style:font-name="Arial1" fo:font-size="20pt" officeooo:paragraph-rsid="000c3c9e" style:font-size-asian="20pt" style:font-size-complex="20pt"/>
    </style:style>
    <style:style style:name="P12" style:family="paragraph" style:parent-style-name="Standard">
      <style:text-properties fo:color="#c9211e" loext:opacity="100%" style:font-name="Arial1" fo:font-size="20pt" officeooo:paragraph-rsid="00173a0c" style:font-size-asian="20pt" style:font-size-complex="2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ício 4</text:p>
      <text:p text:style-name="P10"/>
      <text:p text:style-name="P10"><text:tab/><text:span text:style-name="T5">Deseja-se construir um sistema para gerenciar as informações dos participantes das atividades de um evento acadêmico.</text:span> </text:p>
      <text:p text:style-name="P10"/>
      <text:p text:style-name="P10"><text:tab/><text:span text:style-name="T6">As </text:span><text:span text:style-name="T2">atividades</text:span><text:span text:style-name="T6"> deste evento podem ser, por exemplo, palestras,cursos, oficinas práticas, etc. </text:span></text:p>
      <text:p text:style-name="P10"><text:span text:style-name="T6"/></text:p>
      <text:p text:style-name="P10"><text:span text:style-name="T6"><text:tab/>Cada atividade que ocorre possui nome, descrição, preço, e pode ser dividida em vários </text:span><text:span text:style-name="T2">blocos de horários</text:span><text:span text:style-name="T6"> (por exemplo: um curso de HTML pode ocorrer em dois blocos, sendo necessário armazenar o dia e os horários de início de fim do bloco daquele dia). </text:span></text:p>
      <text:p text:style-name="P10"><text:span text:style-name="T6"><text:s/></text:span></text:p>
      <text:p text:style-name="P10"><text:span text:style-name="T6"><text:tab/>Para cada </text:span><text:span text:style-name="T2">participante</text:span><text:span text:style-name="T6">, deseja-se cadastrar seu nome e email.<text:line-break/></text:span></text:p>
      <text:p text:style-name="P12"><text:span text:style-name="T6">Instância mínima: 2 atividades, 4 participantes, pelo menos uma atividade com mais de um bloco de<text:line-break/>horário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4:11:13.314000000</meta:creation-date>
    <dc:date>2022-07-28T03:56:18.027000000</dc:date>
    <meta:editing-duration>PT11H22M34S</meta:editing-duration>
    <meta:editing-cycles>1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100" meta:character-count="649" meta:non-whitespace-character-count="546"/>
  </office:meta>
</office:document-meta>
</file>